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subtitle">
      <style:graphic-properties draw:fill-color="#ffffff" fo:min-height="9.134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T1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Aggregatsfunktione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3" draw:layer="layout" svg:width="25.199cm" svg:height="2.629cm" svg:x="1.4cm" svg:y="0.628cm" presentation:class="title">
          <draw:text-box>
            <text:p>Grundprinzip</text:p>
          </draw:text-box>
        </draw:frame>
        <draw:frame presentation:style-name="pr4" draw:text-style-name="P3" draw:layer="layout" svg:width="25.199cm" svg:height="9.134cm" svg:x="1.4cm" svg:y="3.685cm" presentation:class="subtitle">
          <draw:text-box>
            <text:list text:style-name="L1">
              <text:list-item>
                <text:p text:style-name="P2">Tupelübergreifend</text:p>
              </text:list-item>
              <text:list-item>
                <text:p text:style-name="P2">Operieren auf Multimengen von Werten</text:p>
              </text:list-item>
              <text:list-item>
                <text:p text:style-name="P2">Einzelner Wert als Ergebnis</text:p>
              </text:list-item>
              <text:list-item>
                <text:p text:style-name="P2">Zusammenfassen von Werten (aggregieren)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3" draw:layer="layout" svg:width="25.199cm" svg:height="2.629cm" svg:x="1.4cm" svg:y="0.628cm" presentation:class="title">
          <draw:text-box>
            <text:p><text:s/>Numerische Funktione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avg() - liefert das aritmetische Mittel</text:p>
              </text:list-item>
              <text:list-item>
                <text:p>Sum() - liefert die summe aller Wer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3" draw:layer="layout" svg:width="25.199cm" svg:height="2.629cm" svg:x="1.4cm" svg:y="0.628cm" presentation:class="title">
          <draw:text-box>
            <text:p>Generische Funktione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Min() - liefert den kleinsten Wert</text:p>
              </text:list-item>
              <text:list-item>
                <text:p>Max() - <text:s/>liefert den größten Wert</text:p>
              </text:list-item>
              <text:list-item>
                <text:p>Count() - Liefert die Anzahl der Werte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draw:frame presentation:style-name="pr3" draw:layer="layout" svg:width="25.199cm" svg:height="2.629cm" svg:x="1.4cm" svg:y="0.628cm" presentation:class="title">
          <draw:text-box>
            <text:p>Nullwert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Im allgemeinen werden Nullwerte ausgelassen</text:p>
              </text:list-item>
              <text:list-item>
                <text:p>Count(*) zählt auch Tupel mit Nullwerten</text:p>
              </text:list-item>
              <text:list-item>
                <text:p>Count(Attributname) lässt Nullwerte au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select avg(<text:span text:style-name="T1">all</text:span> Note) from Prüft where V_Bezeichnung='Datenbanken'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select Matrikelnummer from Prüft where Note &lt; (select avg (<text:span text:style-name="T1">all</text:span> Note) from Prüft)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5:42:38.230799285</meta:creation-date>
    <dc:date>2024-05-16T16:13:07.258164332</dc:date>
    <meta:editing-duration>PT30M31S</meta:editing-duration>
    <meta:editing-cycles>2</meta:editing-cycles>
    <meta:generator>LibreOffice/7.5.8.2$Linux_X86_64 LibreOffice_project/50$Build-2</meta:generator>
    <meta:document-statistic meta:object-count="46"/>
  </office:meta>
</office:document-meta>
</file>